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63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137.6mm"/>
    </style:style>
    <style:style style:name="co4" style:family="table-column">
      <style:table-column-properties fo:break-before="auto" style:column-width="143.05mm"/>
    </style:style>
    <style:style style:name="co5" style:family="table-column">
      <style:table-column-properties fo:break-before="auto" style:column-width="139.51mm"/>
    </style:style>
    <style:style style:name="co6" style:family="table-column">
      <style:table-column-properties fo:break-before="auto" style:column-width="134.62mm"/>
    </style:style>
    <style:style style:name="co7" style:family="table-column">
      <style:table-column-properties fo:break-before="auto" style:column-width="140.34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39.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2014_LOF_ALL_RANK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<text:s/>População</text:p>
          </table:table-cell>
          <table:table-cell table:style-name="Default" office:value-type="string" calcext:value-type="string">
            <text:p>IFGF 2014</text:p>
          </table:table-cell>
          <table:table-cell table:style-name="Default" office:value-type="string" calcext:value-type="string">
            <text:p>IFGF CLASSIFICACAO</text:p>
          </table:table-cell>
          <table:table-cell office:value-type="string" calcext:value-type="string">
            <text:p><text:s/>Top 1 Prefeitura / Vizinhos / Diferenca</text:p>
          </table:table-cell>
          <table:table-cell office:value-type="string" calcext:value-type="string">
            <text:p><text:s/>Top 2 Prefeitura / Vizinhos / Diferenca</text:p>
          </table:table-cell>
          <table:table-cell office:value-type="string" calcext:value-type="string">
            <text:p><text:s/>Top 3 Prefeitura / Vizinhos / Diferenca</text:p>
          </table:table-cell>
          <table:table-cell office:value-type="string" calcext:value-type="string">
            <text:p><text:s/>Top 4 Prefeitura / Vizinhos / Diferenca</text:p>
          </table:table-cell>
          <table:table-cell office:value-type="string" calcext:value-type="string">
            <text:p><text:s/>Top 5 Prefeitura / Vizinhos / Diferenca</text:p>
          </table:table-cell>
          <table:table-cell office:value-type="string" calcext:value-type="string">
            <text:p><text:s/>Top 6 Prefeitura / Vizinhos / Diferenca</text:p>
          </table:table-cell>
          <table:table-cell office:value-type="string" calcext:value-type="string">
            <text:p><text:s/>LOF_2014_ABS</text:p>
          </table:table-cell>
          <table:table-cell office:value-type="string" calcext:value-type="string">
            <text:p><text:s/>LOF_2014_REL</text:p>
          </table:table-cell>
          <table:table-cell office:value-type="string" calcext:value-type="string">
            <text:p><text:s/>LOF_2014_REL_NOR</text:p>
          </table:table-cell>
          <table:table-cell office:value-type="string" calcext:value-type="string">
            <text:p><text:s/>LOF_2014_SUA</text:p>
          </table:table-cell>
          <table:table-cell office:value-type="string" calcext:value-type="string">
            <text:p><text:s/>LOF_2014_SUA_NOR</text:p>
          </table:table-cell>
          <table:table-cell office:value-type="string" calcext:value-type="string">
            <text:p>Top 10</text:p>
          </table:table-cell>
        </table:table-row>
        <table:table-row table:style-name="ro1">
          <table:table-cell office:value-type="string" calcext:value-type="string">
            <text:p><text:s/>Senador Elói de Souza - RN</text:p>
          </table:table-cell>
          <table:table-cell office:value-type="float" office:value="6034" calcext:value-type="float">
            <text:p>6034</text:p>
          </table:table-cell>
          <table:table-cell office:value-type="float" office:value="0.399290847259465" calcext:value-type="float">
            <text:p>0,40</text:p>
          </table:table-cell>
          <table:table-cell table:formula="of:=IF([.C2] &lt; 0 ; &quot;ND&quot; ;IF([.C2]&lt;0.4;&quot;Gestão Crítica&quot;; IF( [.C2] &lt; 0.6 ;&quot;Gestão em Dificuldade&quot; ; IF( [.C2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string" calcext:value-type="string">
            <text:p><text:s/>18.34% Urbanismo 244218.22 / 1523694.33 / -1279476.11</text:p>
          </table:table-cell>
          <table:table-cell office:value-type="string" calcext:value-type="string">
            <text:p><text:s/>14.22% Relações Exteriores 991533.92 / 0.00 / 991533.92</text:p>
          </table:table-cell>
          <table:table-cell office:value-type="string" calcext:value-type="string">
            <text:p><text:s/>13.26% Saúde 3270624.43 / 4195568.09 / -924943.66</text:p>
          </table:table-cell>
          <table:table-cell office:value-type="string" calcext:value-type="string">
            <text:p><text:s/>12.69% Transporte 0.00 / 884852.85 / -884852.85</text:p>
          </table:table-cell>
          <table:table-cell office:value-type="string" calcext:value-type="string">
            <text:p><text:s/>07.21% Educação 5384788.85 / 4881974.08 / 502814.77</text:p>
          </table:table-cell>
          <table:table-cell office:value-type="string" calcext:value-type="string">
            <text:p><text:s/>06.62% Agricultura 16926.00 / 478492.03 / -461566.03</text:p>
          </table:table-cell>
          <table:table-cell office:value-type="float" office:value="1.1" calcext:value-type="float">
            <text:p>1,1</text:p>
          </table:table-cell>
          <table:table-cell office:value-type="float" office:value="1.31" calcext:value-type="float">
            <text:p>1,31</text:p>
          </table:table-cell>
          <table:table-cell office:value-type="float" office:value="61.16" calcext:value-type="float">
            <text:p>61,16</text:p>
          </table:table-cell>
          <table:table-cell office:value-type="float" office:value="1.2" calcext:value-type="float">
            <text:p>1,2</text:p>
          </table:table-cell>
          <table:table-cell office:value-type="float" office:value="8.51" calcext:value-type="float">
            <text:p>8,5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Apicum-Açu - MA</text:p>
          </table:table-cell>
          <table:table-cell office:value-type="float" office:value="17712" calcext:value-type="float">
            <text:p>17712</text:p>
          </table:table-cell>
          <table:table-cell office:value-type="float" office:value="0.56169811696419" calcext:value-type="float">
            <text:p>0,56</text:p>
          </table:table-cell>
          <table:table-cell table:formula="of:=IF([.C3] &lt; 0 ; &quot;ND&quot; ;IF([.C3]&lt;0.4;&quot;Gestão Crítica&quot;; IF( [.C3] &lt; 0.6 ;&quot;Gestão em Dificuldade&quot; ; IF( [.C3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25.42% Educação 19432080.04 / 12882297.00 / 6549783.04</text:p>
          </table:table-cell>
          <table:table-cell office:value-type="string" calcext:value-type="string">
            <text:p><text:s/>24.42% Legislativa 7515694.88 / 1224862.73 / 6290832.15</text:p>
          </table:table-cell>
          <table:table-cell office:value-type="string" calcext:value-type="string">
            <text:p><text:s/>23.66% Administração 0.00 / 6094828.42 / -6094828.42</text:p>
          </table:table-cell>
          <table:table-cell office:value-type="string" calcext:value-type="string">
            <text:p><text:s/>07.22% Saúde 6881940.41 / 8741586.08 / -1859645.67</text:p>
          </table:table-cell>
          <table:table-cell office:value-type="string" calcext:value-type="string">
            <text:p><text:s/>05.11% Transporte 0.00 / 1317472.10 / -1317472.10</text:p>
          </table:table-cell>
          <table:table-cell office:value-type="string" calcext:value-type="string">
            <text:p><text:s/>04.29% Previdência Social 0.00 / 1104552.78 / -1104552.78</text:p>
          </table:table-cell>
          <table:table-cell office:value-type="float" office:value="2.14" calcext:value-type="float">
            <text:p>2,14</text:p>
          </table:table-cell>
          <table:table-cell office:value-type="float" office:value="2.52" calcext:value-type="float">
            <text:p>2,52</text:p>
          </table:table-cell>
          <table:table-cell office:value-type="float" office:value="2.67" calcext:value-type="float">
            <text:p>2,67</text:p>
          </table:table-cell>
          <table:table-cell office:value-type="float" office:value="1.55" calcext:value-type="float">
            <text:p>1,55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São Bernardo do Campo - SP</text:p>
          </table:table-cell>
          <table:table-cell office:value-type="float" office:value="811489" calcext:value-type="float">
            <text:p>811489</text:p>
          </table:table-cell>
          <table:table-cell office:value-type="float" office:value="0.734183166216855" calcext:value-type="float">
            <text:p>0,73</text:p>
          </table:table-cell>
          <table:table-cell table:formula="of:=IF([.C4] &lt; 0 ; &quot;ND&quot; ;IF([.C4]&lt;0.4;&quot;Gestão Crítica&quot;; IF( [.C4] &lt; 0.6 ;&quot;Gestão em Dificuldade&quot; ; IF( [.C4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string" calcext:value-type="string">
            <text:p><text:s/>18.43% Saúde 923862393.27 / 600024975.91 / 323837417.36</text:p>
          </table:table-cell>
          <table:table-cell office:value-type="string" calcext:value-type="string">
            <text:p><text:s/>15.26% Educação 717954286.94 / 449738073.74 / 268216213.20</text:p>
          </table:table-cell>
          <table:table-cell office:value-type="string" calcext:value-type="string">
            <text:p><text:s/>14.73% Urbanismo 466169547.47 / 207277145.37 / 258892402.10</text:p>
          </table:table-cell>
          <table:table-cell office:value-type="string" calcext:value-type="string">
            <text:p><text:s/>12.90% Transporte 262501200.19 / 35794276.89 / 226706923.30</text:p>
          </table:table-cell>
          <table:table-cell office:value-type="string" calcext:value-type="string">
            <text:p><text:s/>07.90% Previdência Social 331103408.47 / 192323068.19 / 138780340.28</text:p>
          </table:table-cell>
          <table:table-cell office:value-type="string" calcext:value-type="string">
            <text:p><text:s/>06.38% Despesas (Intraorçamentárias) 172498598.96 / 60413176.45 / 112085422.51</text:p>
          </table:table-cell>
          <table:table-cell office:value-type="float" office:value="3.29" calcext:value-type="float">
            <text:p>3,29</text:p>
          </table:table-cell>
          <table:table-cell office:value-type="float" office:value="1.52" calcext:value-type="float">
            <text:p>1,52</text:p>
          </table:table-cell>
          <table:table-cell office:value-type="float" office:value="1.95" calcext:value-type="float">
            <text:p>1,95</text:p>
          </table:table-cell>
          <table:table-cell office:value-type="float" office:value="1.33" calcext:value-type="float">
            <text:p>1,33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Gavião - BA</text:p>
          </table:table-cell>
          <table:table-cell office:value-type="float" office:value="4729" calcext:value-type="float">
            <text:p>4729</text:p>
          </table:table-cell>
          <table:table-cell office:value-type="float" office:value="-1" calcext:value-type="float">
            <text:p>-1,00</text:p>
          </table:table-cell>
          <table:table-cell table:formula="of:=IF([.C5] &lt; 0 ; &quot;ND&quot; ;IF([.C5]&lt;0.4;&quot;Gestão Crítica&quot;; IF( [.C5] &lt; 0.6 ;&quot;Gestão em Dificuldade&quot; ; IF( [.C5]&lt;0.8;&quot;Gestão Boa&quot;;&quot;Gestão de Excelência&quot;))))" office:value-type="string" office:string-value="ND" calcext:value-type="string">
            <text:p>ND</text:p>
          </table:table-cell>
          <table:table-cell office:value-type="string" calcext:value-type="string">
            <text:p><text:s/>48.56% Despesas (Intraorçamentárias) 13120446.07 / 40636.21 / 13079809.86</text:p>
          </table:table-cell>
          <table:table-cell office:value-type="string" calcext:value-type="string">
            <text:p><text:s/>14.66% Educação 0.00 / 3949584.38 / -3949584.38</text:p>
          </table:table-cell>
          <table:table-cell office:value-type="string" calcext:value-type="string">
            <text:p><text:s/>12.34% Saúde 0.00 / 3323357.19 / -3323357.19</text:p>
          </table:table-cell>
          <table:table-cell office:value-type="string" calcext:value-type="string">
            <text:p><text:s/>10.09% Administração 0.00 / 2717164.19 / -2717164.19</text:p>
          </table:table-cell>
          <table:table-cell office:value-type="string" calcext:value-type="string">
            <text:p><text:s/>03.18% Urbanismo 0.00 / 855683.94 / -855683.94</text:p>
          </table:table-cell>
          <table:table-cell office:value-type="string" calcext:value-type="string">
            <text:p><text:s/>02.55% Assistência Social 0.00 / 687709.60 / -687709.60</text:p>
          </table:table-cell>
          <table:table-cell office:value-type="float" office:value="8.4" calcext:value-type="float">
            <text:p>8,4</text:p>
          </table:table-cell>
          <table:table-cell office:value-type="float" office:value="10.03" calcext:value-type="float">
            <text:p>10,03</text:p>
          </table:table-cell>
          <table:table-cell office:value-type="float" office:value="7.84" calcext:value-type="float">
            <text:p>7,84</text:p>
          </table:table-cell>
          <table:table-cell office:value-type="float" office:value="1.87" calcext:value-type="float">
            <text:p>1,87</text:p>
          </table:table-cell>
          <table:table-cell office:value-type="float" office:value="3.87" calcext:value-type="float">
            <text:p>3,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Farroupilha - RS</text:p>
          </table:table-cell>
          <table:table-cell office:value-type="float" office:value="68030" calcext:value-type="float">
            <text:p>68030</text:p>
          </table:table-cell>
          <table:table-cell office:value-type="float" office:value="0.601136861930988" calcext:value-type="float">
            <text:p>0,60</text:p>
          </table:table-cell>
          <table:table-cell table:formula="of:=IF([.C6] &lt; 0 ; &quot;ND&quot; ;IF([.C6]&lt;0.4;&quot;Gestão Crítica&quot;; IF( [.C6] &lt; 0.6 ;&quot;Gestão em Dificuldade&quot; ; IF( [.C6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string" calcext:value-type="string">
            <text:p><text:s/>22.44% Administração 32710658.45 / 15376131.19 / 17334527.26</text:p>
          </table:table-cell>
          <table:table-cell office:value-type="string" calcext:value-type="string">
            <text:p><text:s/>16.32% Educação 53047985.19 / 40439855.54 / 12608129.65</text:p>
          </table:table-cell>
          <table:table-cell office:value-type="string" calcext:value-type="string">
            <text:p><text:s/>15.42% Saúde 44646002.28 / 32730922.05 / 11915080.23</text:p>
          </table:table-cell>
          <table:table-cell office:value-type="string" calcext:value-type="string">
            <text:p><text:s/>13.42% Despesas (Intraorçamentárias) 12419577.60 / 2050206.33 / 10369371.27</text:p>
          </table:table-cell>
          <table:table-cell office:value-type="string" calcext:value-type="string">
            <text:p><text:s/>09.53% Transporte 8623620.31 / 1264542.85 / 7359077.46</text:p>
          </table:table-cell>
          <table:table-cell office:value-type="string" calcext:value-type="string">
            <text:p><text:s/>06.81% Gestão Ambiental 5889400.73 / 627530.68 / 5261870.05</text:p>
          </table:table-cell>
          <table:table-cell table:number-columns-repeated="2" office:value-type="float" office:value="1.21" calcext:value-type="float">
            <text:p>1,21</text:p>
          </table:table-cell>
          <table:table-cell office:value-type="float" office:value="1.34" calcext:value-type="float">
            <text:p>1,34</text:p>
          </table:table-cell>
          <table:table-cell office:value-type="float" office:value="1.07" calcext:value-type="float">
            <text:p>1,07</text:p>
          </table:table-cell>
          <table:table-cell office:value-type="float" office:value="3.64" calcext:value-type="float">
            <text:p>3,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Contagem - MG</text:p>
          </table:table-cell>
          <table:table-cell office:value-type="float" office:value="643476" calcext:value-type="float">
            <text:p>643476</text:p>
          </table:table-cell>
          <table:table-cell office:value-type="float" office:value="0.578123897421253" calcext:value-type="float">
            <text:p>0,58</text:p>
          </table:table-cell>
          <table:table-cell table:formula="of:=IF([.C7] &lt; 0 ; &quot;ND&quot; ;IF([.C7]&lt;0.4;&quot;Gestão Crítica&quot;; IF( [.C7] &lt; 0.6 ;&quot;Gestão em Dificuldade&quot; ; IF( [.C7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24.36% Saúde 363732838.11 / 473751007.79 / -110018169.68</text:p>
          </table:table-cell>
          <table:table-cell office:value-type="string" calcext:value-type="string">
            <text:p><text:s/>14.22% Urbanismo 89554141.78 / 153777016.86 / -64222875.08</text:p>
          </table:table-cell>
          <table:table-cell office:value-type="string" calcext:value-type="string">
            <text:p><text:s/>13.31% Administração 112377397.60 / 172493491.07 / -60116093.47</text:p>
          </table:table-cell>
          <table:table-cell office:value-type="string" calcext:value-type="string">
            <text:p><text:s/>09.50% Gestão Ambiental 61054293.48 / 18168253.14 / 42886040.34</text:p>
          </table:table-cell>
          <table:table-cell office:value-type="string" calcext:value-type="string">
            <text:p><text:s/>09.07% Saneamento 8956776.69 / 49903852.83 / -40947076.14</text:p>
          </table:table-cell>
          <table:table-cell office:value-type="string" calcext:value-type="string">
            <text:p><text:s/>06.28% Transporte 0.00 / 28347648.45 / -28347648.45</text:p>
          </table:table-cell>
          <table:table-cell office:value-type="float" office:value="1.58" calcext:value-type="float">
            <text:p>1,58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Ribeirão do Largo - BA</text:p>
          </table:table-cell>
          <table:table-cell office:value-type="float" office:value="8713" calcext:value-type="float">
            <text:p>8713</text:p>
          </table:table-cell>
          <table:table-cell office:value-type="float" office:value="0.449010666038892" calcext:value-type="float">
            <text:p>0,45</text:p>
          </table:table-cell>
          <table:table-cell table:formula="of:=IF([.C8] &lt; 0 ; &quot;ND&quot; ;IF([.C8]&lt;0.4;&quot;Gestão Crítica&quot;; IF( [.C8] &lt; 0.6 ;&quot;Gestão em Dificuldade&quot; ; IF( [.C8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40.08% Desporto e Lazer 10110193.70 / 221671.01 / 9888522.69</text:p>
          </table:table-cell>
          <table:table-cell office:value-type="string" calcext:value-type="string">
            <text:p><text:s/>26.18% Educação 0.00 / 6459503.31 / -6459503.31</text:p>
          </table:table-cell>
          <table:table-cell office:value-type="string" calcext:value-type="string">
            <text:p><text:s/>09.78% Administração 5814789.03 / 3402501.37 / 2412287.66</text:p>
          </table:table-cell>
          <table:table-cell office:value-type="string" calcext:value-type="string">
            <text:p><text:s/>06.07% Saúde 3365313.08 / 4863886.69 / -1498573.61</text:p>
          </table:table-cell>
          <table:table-cell office:value-type="string" calcext:value-type="string">
            <text:p><text:s/>05.09% Urbanismo 400061.03 / 1655803.91 / -1255742.88</text:p>
          </table:table-cell>
          <table:table-cell office:value-type="string" calcext:value-type="string">
            <text:p><text:s/>03.25% Transporte 45439.23 / 847366.73 / -801927.50</text:p>
          </table:table-cell>
          <table:table-cell office:value-type="float" office:value="6.07" calcext:value-type="float">
            <text:p>6,07</text:p>
          </table:table-cell>
          <table:table-cell office:value-type="float" office:value="4.93" calcext:value-type="float">
            <text:p>4,93</text:p>
          </table:table-cell>
          <table:table-cell office:value-type="float" office:value="4.23" calcext:value-type="float">
            <text:p>4,23</text:p>
          </table:table-cell>
          <table:table-cell office:value-type="float" office:value="1.31" calcext:value-type="float">
            <text:p>1,31</text:p>
          </table:table-cell>
          <table:table-cell office:value-type="float" office:value="3.54" calcext:value-type="float">
            <text:p>3,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Cristalina - GO</text:p>
          </table:table-cell>
          <table:table-cell office:value-type="float" office:value="52235" calcext:value-type="float">
            <text:p>52235</text:p>
          </table:table-cell>
          <table:table-cell office:value-type="float" office:value="0.575091955529415" calcext:value-type="float">
            <text:p>0,58</text:p>
          </table:table-cell>
          <table:table-cell table:formula="of:=IF([.C9] &lt; 0 ; &quot;ND&quot; ;IF([.C9]&lt;0.4;&quot;Gestão Crítica&quot;; IF( [.C9] &lt; 0.6 ;&quot;Gestão em Dificuldade&quot; ; IF( [.C9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47.42% Administração 86760336.91 / 14730840.21 / 72029496.70</text:p>
          </table:table-cell>
          <table:table-cell office:value-type="string" calcext:value-type="string">
            <text:p><text:s/>17.11% Saúde 0.00 / 25990820.15 / -25990820.15</text:p>
          </table:table-cell>
          <table:table-cell office:value-type="string" calcext:value-type="string">
            <text:p><text:s/>11.83% Educação 20907614.67 / 38875274.90 / -17967660.23</text:p>
          </table:table-cell>
          <table:table-cell office:value-type="string" calcext:value-type="string">
            <text:p><text:s/>04.80% Encargos Especiais 10279631.47 / 2990008.42 / 7289623.05</text:p>
          </table:table-cell>
          <table:table-cell office:value-type="string" calcext:value-type="string">
            <text:p><text:s/>02.68% Assistência Social 0.00 / 4072259.75 / -4072259.75</text:p>
          </table:table-cell>
          <table:table-cell office:value-type="string" calcext:value-type="string">
            <text:p><text:s/>02.62% Saneamento 7238.95 / 3991970.44 / -3984731.49</text:p>
          </table:table-cell>
          <table:table-cell office:value-type="float" office:value="3.69" calcext:value-type="float">
            <text:p>3,69</text:p>
          </table:table-cell>
          <table:table-cell office:value-type="float" office:value="2.44" calcext:value-type="float">
            <text:p>2,44</text:p>
          </table:table-cell>
          <table:table-cell office:value-type="float" office:value="2.36" calcext:value-type="float">
            <text:p>2,36</text:p>
          </table:table-cell>
          <table:table-cell office:value-type="float" office:value="1.71" calcext:value-type="float">
            <text:p>1,71</text:p>
          </table:table-cell>
          <table:table-cell office:value-type="float" office:value="3.54" calcext:value-type="float">
            <text:p>3,5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Porto Alegre - RS</text:p>
          </table:table-cell>
          <table:table-cell office:value-type="float" office:value="1472482" calcext:value-type="float">
            <text:p>1472482</text:p>
          </table:table-cell>
          <table:table-cell office:value-type="float" office:value="0.623317567725081" calcext:value-type="float">
            <text:p>0,62</text:p>
          </table:table-cell>
          <table:table-cell table:formula="of:=IF([.C10] &lt; 0 ; &quot;ND&quot; ;IF([.C10]&lt;0.4;&quot;Gestão Crítica&quot;; IF( [.C10] &lt; 0.6 ;&quot;Gestão em Dificuldade&quot; ; IF( [.C10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string" calcext:value-type="string">
            <text:p><text:s/>24.32% Urbanismo 232889532.26 / 1010060108.60 / -777170576.34</text:p>
          </table:table-cell>
          <table:table-cell office:value-type="string" calcext:value-type="string">
            <text:p><text:s/>19.93% Saneamento 791150985.90 / 154278091.53 / 636872894.37</text:p>
          </table:table-cell>
          <table:table-cell office:value-type="string" calcext:value-type="string">
            <text:p><text:s/>14.86% Previdência Social 298840402.81 / 773641404.23 / -474801001.42</text:p>
          </table:table-cell>
          <table:table-cell office:value-type="string" calcext:value-type="string">
            <text:p><text:s/>12.46% Educação 793020660.04 / 1191291968.20 / -398271308.16</text:p>
          </table:table-cell>
          <table:table-cell office:value-type="string" calcext:value-type="string">
            <text:p><text:s/>10.12% Administração 341830166.58 / 665281218.83 / -323451052.25</text:p>
          </table:table-cell>
          <table:table-cell office:value-type="string" calcext:value-type="string">
            <text:p><text:s/>03.25% Despesas (Intraorçamentárias) 336454350.99 / 232446146.81 / 104008204.18</text:p>
          </table:table-cell>
          <table:table-cell office:value-type="float" office:value="4.88" calcext:value-type="float">
            <text:p>4,88</text:p>
          </table:table-cell>
          <table:table-cell office:value-type="float" office:value="1.64" calcext:value-type="float">
            <text:p>1,64</text:p>
          </table:table-cell>
          <table:table-cell office:value-type="float" office:value="1.7" calcext:value-type="float">
            <text:p>1,7</text:p>
          </table:table-cell>
          <table:table-cell office:value-type="float" office:value="1.25" calcext:value-type="float">
            <text:p>1,25</text:p>
          </table:table-cell>
          <table:table-cell office:value-type="float" office:value="3.49" calcext:value-type="float">
            <text:p>3,4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Santo André - SP</text:p>
          </table:table-cell>
          <table:table-cell office:value-type="float" office:value="707613" calcext:value-type="float">
            <text:p>707613</text:p>
          </table:table-cell>
          <table:table-cell office:value-type="float" office:value="0.604216653061875" calcext:value-type="float">
            <text:p>0,60</text:p>
          </table:table-cell>
          <table:table-cell table:formula="of:=IF([.C11] &lt; 0 ; &quot;ND&quot; ;IF([.C11]&lt;0.4;&quot;Gestão Crítica&quot;; IF( [.C11] &lt; 0.6 ;&quot;Gestão em Dificuldade&quot; ; IF( [.C11]&lt;0.8;&quot;Gestão Boa&quot;;&quot;Gestão de Excelência&quot;))))" office:value-type="string" office:string-value="Gestão Boa" calcext:value-type="string">
            <text:p>Gestão Boa</text:p>
          </table:table-cell>
          <table:table-cell office:value-type="string" calcext:value-type="string">
            <text:p><text:s/>20.41% Administração 384364242.46 / 177229528.50 / 207134713.96</text:p>
          </table:table-cell>
          <table:table-cell office:value-type="string" calcext:value-type="string">
            <text:p><text:s/>15.78% Saneamento 201911394.18 / 41753436.42 / 160157957.76</text:p>
          </table:table-cell>
          <table:table-cell office:value-type="string" calcext:value-type="string">
            <text:p><text:s/>11.99% Urbanismo 88157541.67 / 209847951.44 / -121690409.77</text:p>
          </table:table-cell>
          <table:table-cell office:value-type="string" calcext:value-type="string">
            <text:p><text:s/>08.80% Educação 302486700.09 / 391841106.07 / -89354405.98</text:p>
          </table:table-cell>
          <table:table-cell office:value-type="string" calcext:value-type="string">
            <text:p><text:s/>07.28% Gestão Ambiental 87140444.88 / 13291936.91 / 73848507.97</text:p>
          </table:table-cell>
          <table:table-cell office:value-type="string" calcext:value-type="string">
            <text:p><text:s/>07.27% Despesas (Intraorçamentárias) 138095252.22 / 64262946.77 / 73832305.45</text:p>
          </table:table-cell>
          <table:table-cell office:value-type="float" office:value="2.1" calcext:value-type="float">
            <text:p>2,1</text:p>
          </table:table-cell>
          <table:table-cell office:value-type="float" office:value="1.51" calcext:value-type="float">
            <text:p>1,51</text:p>
          </table:table-cell>
          <table:table-cell office:value-type="float" office:value="1.55" calcext:value-type="float">
            <text:p>1,55</text:p>
          </table:table-cell>
          <table:table-cell office:value-type="float" office:value="1.28" calcext:value-type="float">
            <text:p>1,28</text:p>
          </table:table-cell>
          <table:table-cell office:value-type="float" office:value="3.39" calcext:value-type="float">
            <text:p>3,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Curaçá - BA</text:p>
          </table:table-cell>
          <table:table-cell office:value-type="float" office:value="34974" calcext:value-type="float">
            <text:p>34974</text:p>
          </table:table-cell>
          <table:table-cell office:value-type="float" office:value="-1" calcext:value-type="float">
            <text:p>-1,00</text:p>
          </table:table-cell>
          <table:table-cell table:formula="of:=IF([.C12] &lt; 0 ; &quot;ND&quot; ;IF([.C12]&lt;0.4;&quot;Gestão Crítica&quot;; IF( [.C12] &lt; 0.6 ;&quot;Gestão em Dificuldade&quot; ; IF( [.C12]&lt;0.8;&quot;Gestão Boa&quot;;&quot;Gestão de Excelência&quot;))))" office:value-type="string" office:string-value="ND" calcext:value-type="string">
            <text:p>ND</text:p>
          </table:table-cell>
          <table:table-cell office:value-type="string" calcext:value-type="string">
            <text:p><text:s/>26.52% Educação 32027871.80 / 26098412.11 / 5929459.69</text:p>
          </table:table-cell>
          <table:table-cell office:value-type="string" calcext:value-type="string">
            <text:p><text:s/>23.48% Saúde 11447750.15 / 16698234.19 / -5250484.04</text:p>
          </table:table-cell>
          <table:table-cell office:value-type="string" calcext:value-type="string">
            <text:p><text:s/>07.83% Organização Agrária 1750000.00 / 0.00 / 1750000.00</text:p>
          </table:table-cell>
          <table:table-cell office:value-type="string" calcext:value-type="string">
            <text:p><text:s/>07.03% Urbanismo 5544467.55 / 7116971.40 / -1572503.85</text:p>
          </table:table-cell>
          <table:table-cell office:value-type="string" calcext:value-type="string">
            <text:p><text:s/>07.01% Previdência Social 0.00 / 1567569.01 / -1567569.01</text:p>
          </table:table-cell>
          <table:table-cell office:value-type="string" calcext:value-type="string">
            <text:p><text:s/>04.19% Transporte 623391.46 / 1561116.31 / -937724.85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8.73" calcext:value-type="float">
            <text:p>8,73</text:p>
          </table:table-cell>
          <table:table-cell office:value-type="float" office:value="1.25" calcext:value-type="float">
            <text:p>1,25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Pequi - MG</text:p>
          </table:table-cell>
          <table:table-cell office:value-type="float" office:value="4314" calcext:value-type="float">
            <text:p>4314</text:p>
          </table:table-cell>
          <table:table-cell office:value-type="float" office:value="0.397426797608372" calcext:value-type="float">
            <text:p>0,40</text:p>
          </table:table-cell>
          <table:table-cell table:formula="of:=IF([.C13] &lt; 0 ; &quot;ND&quot; ;IF([.C13]&lt;0.4;&quot;Gestão Crítica&quot;; IF( [.C13] &lt; 0.6 ;&quot;Gestão em Dificuldade&quot; ; IF( [.C13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string" calcext:value-type="string">
            <text:p><text:s/>19.07% Educação 2474224.40 / 3686086.55 / -1211862.15</text:p>
          </table:table-cell>
          <table:table-cell office:value-type="string" calcext:value-type="string">
            <text:p><text:s/>16.13% Administração 1748340.38 / 2773505.61 / -1025165.23</text:p>
          </table:table-cell>
          <table:table-cell office:value-type="string" calcext:value-type="string">
            <text:p><text:s/>12.63% Previdência Social 1086380.14 / 283365.73 / 803014.41</text:p>
          </table:table-cell>
          <table:table-cell office:value-type="string" calcext:value-type="string">
            <text:p><text:s/>10.74% Organização Agrária 684097.30 / 1269.94 / 682827.36</text:p>
          </table:table-cell>
          <table:table-cell office:value-type="string" calcext:value-type="string">
            <text:p><text:s/>05.85% Gestão Ambiental 399129.37 / 27433.38 / 371695.99</text:p>
          </table:table-cell>
          <table:table-cell office:value-type="string" calcext:value-type="string">
            <text:p><text:s/>05.06% Despesas (Intraorçamentárias) 466636.36 / 144978.44 / 321657.92</text:p>
          </table:table-cell>
          <table:table-cell office:value-type="float" office:value="1.15" calcext:value-type="float">
            <text:p>1,15</text:p>
          </table:table-cell>
          <table:table-cell office:value-type="float" office:value="1.22" calcext:value-type="float">
            <text:p>1,22</text:p>
          </table:table-cell>
          <table:table-cell office:value-type="float" office:value="11.79" calcext:value-type="float">
            <text:p>11,79</text:p>
          </table:table-cell>
          <table:table-cell office:value-type="float" office:value="1.24" calcext:value-type="float">
            <text:p>1,24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Morrinhos do Sul - RS</text:p>
          </table:table-cell>
          <table:table-cell office:value-type="float" office:value="3209" calcext:value-type="float">
            <text:p>3209</text:p>
          </table:table-cell>
          <table:table-cell office:value-type="float" office:value="0.368382892779933" calcext:value-type="float">
            <text:p>0,37</text:p>
          </table:table-cell>
          <table:table-cell table:formula="of:=IF([.C14] &lt; 0 ; &quot;ND&quot; ;IF([.C14]&lt;0.4;&quot;Gestão Crítica&quot;; IF( [.C14] &lt; 0.6 ;&quot;Gestão em Dificuldade&quot; ; IF( [.C14]&lt;0.8;&quot;Gestão Boa&quot;;&quot;Gestão de Excelência&quot;))))" office:value-type="string" office:string-value="Gestão Crítica" calcext:value-type="string">
            <text:p>Gestão Crítica</text:p>
          </table:table-cell>
          <table:table-cell office:value-type="string" calcext:value-type="string">
            <text:p><text:s/>30.71% Educação 4855405.13 / 3267515.98 / 1587889.15</text:p>
          </table:table-cell>
          <table:table-cell office:value-type="string" calcext:value-type="string">
            <text:p><text:s/>11.11% Urbanismo 162242.85 / 736738.32 / -574495.47</text:p>
          </table:table-cell>
          <table:table-cell office:value-type="string" calcext:value-type="string">
            <text:p><text:s/>09.79% Saúde 2483297.60 / 2989510.63 / -506213.03</text:p>
          </table:table-cell>
          <table:table-cell office:value-type="string" calcext:value-type="string">
            <text:p><text:s/>08.75% Despesas (Intraorçamentárias) 639410.80 / 186872.41 / 452538.39</text:p>
          </table:table-cell>
          <table:table-cell office:value-type="string" calcext:value-type="string">
            <text:p><text:s/>08.12% Transporte 343192.40 / 763159.87 / -419967.47</text:p>
          </table:table-cell>
          <table:table-cell office:value-type="string" calcext:value-type="string">
            <text:p><text:s/>07.69% Organização Agrária 397500.00 / 0.00 / 397500.00</text:p>
          </table:table-cell>
          <table:table-cell office:value-type="float" office:value="1.08" calcext:value-type="float">
            <text:p>1,08</text:p>
          </table:table-cell>
          <table:table-cell office:value-type="float" office:value="1.33" calcext:value-type="float">
            <text:p>1,33</text:p>
          </table:table-cell>
          <table:table-cell office:value-type="float" office:value="8.41" calcext:value-type="float">
            <text:p>8,41</text:p>
          </table:table-cell>
          <table:table-cell office:value-type="float" office:value="1.15" calcext:value-type="float">
            <text:p>1,15</text:p>
          </table:table-cell>
          <table:table-cell office:value-type="float" office:value="2.14" calcext:value-type="float">
            <text:p>2,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Timbaúba dos Batistas - RN</text:p>
          </table:table-cell>
          <table:table-cell office:value-type="float" office:value="2408" calcext:value-type="float">
            <text:p>2408</text:p>
          </table:table-cell>
          <table:table-cell office:value-type="float" office:value="0.416208177614025" calcext:value-type="float">
            <text:p>0,42</text:p>
          </table:table-cell>
          <table:table-cell table:formula="of:=IF([.C15] &lt; 0 ; &quot;ND&quot; ;IF([.C15]&lt;0.4;&quot;Gestão Crítica&quot;; IF( [.C15] &lt; 0.6 ;&quot;Gestão em Dificuldade&quot; ; IF( [.C15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24.67% Urbanismo 1861727.25 / 756602.82 / 1105124.43</text:p>
          </table:table-cell>
          <table:table-cell office:value-type="string" calcext:value-type="string">
            <text:p><text:s/>16.89% Transporte 0.00 / 756529.95 / -756529.95</text:p>
          </table:table-cell>
          <table:table-cell office:value-type="string" calcext:value-type="string">
            <text:p><text:s/>13.28% Saúde 1901415.17 / 2496276.90 / -594861.73</text:p>
          </table:table-cell>
          <table:table-cell office:value-type="string" calcext:value-type="string">
            <text:p><text:s/>10.95% Organização Agrária 490681.56 / 0.00 / 490681.56</text:p>
          </table:table-cell>
          <table:table-cell office:value-type="string" calcext:value-type="string">
            <text:p><text:s/>06.49% Assistência Social 360513.75 / 651304.53 / -290790.78</text:p>
          </table:table-cell>
          <table:table-cell office:value-type="string" calcext:value-type="string">
            <text:p><text:s/>05.62% Administração 1812368.52 / 2064123.49 / -251754.97</text:p>
          </table:table-cell>
          <table:table-cell office:value-type="float" office:value="1.16" calcext:value-type="float">
            <text:p>1,16</text:p>
          </table:table-cell>
          <table:table-cell office:value-type="float" office:value="1.29" calcext:value-type="float">
            <text:p>1,29</text:p>
          </table:table-cell>
          <table:table-cell office:value-type="float" office:value="13.96" calcext:value-type="float">
            <text:p>13,96</text:p>
          </table:table-cell>
          <table:table-cell office:value-type="float" office:value="1.35" calcext:value-type="float">
            <text:p>1,35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Natividade - RJ</text:p>
          </table:table-cell>
          <table:table-cell office:value-type="float" office:value="15040" calcext:value-type="float">
            <text:p>15040</text:p>
          </table:table-cell>
          <table:table-cell office:value-type="float" office:value="0.464291271385935" calcext:value-type="float">
            <text:p>0,46</text:p>
          </table:table-cell>
          <table:table-cell table:formula="of:=IF([.C16] &lt; 0 ; &quot;ND&quot; ;IF([.C16]&lt;0.4;&quot;Gestão Crítica&quot;; IF( [.C16] &lt; 0.6 ;&quot;Gestão em Dificuldade&quot; ; IF( [.C16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25.20% Saúde 17950392.99 / 8552830.01 / 9397562.98</text:p>
          </table:table-cell>
          <table:table-cell office:value-type="string" calcext:value-type="string">
            <text:p><text:s/>23.66% Urbanismo 11306204.75 / 2482813.94 / 8823390.81</text:p>
          </table:table-cell>
          <table:table-cell office:value-type="string" calcext:value-type="string">
            <text:p><text:s/>20.70% Administração 12318983.68 / 4599806.91 / 7719176.77</text:p>
          </table:table-cell>
          <table:table-cell office:value-type="string" calcext:value-type="string">
            <text:p><text:s/>09.97% Previdência Social 4330410.68 / 612540.25 / 3717870.43</text:p>
          </table:table-cell>
          <table:table-cell office:value-type="string" calcext:value-type="string">
            <text:p><text:s/>05.79% Defesa Nacional 2157874.69 / 114.61 / 2157760.08</text:p>
          </table:table-cell>
          <table:table-cell office:value-type="string" calcext:value-type="string">
            <text:p><text:s/>02.59% Encargos Especiais 1493215.18 / 525562.15 / 967653.03</text:p>
          </table:table-cell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  <table:table-cell office:value-type="float" office:value="12.75" calcext:value-type="float">
            <text:p>12,75</text:p>
          </table:table-cell>
          <table:table-cell office:value-type="float" office:value="1.48" calcext:value-type="float">
            <text:p>1,48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Damianópolis - GO</text:p>
          </table:table-cell>
          <table:table-cell office:value-type="float" office:value="3383" calcext:value-type="float">
            <text:p>3383</text:p>
          </table:table-cell>
          <table:table-cell office:value-type="float" office:value="0.503715473770238" calcext:value-type="float">
            <text:p>0,50</text:p>
          </table:table-cell>
          <table:table-cell table:formula="of:=IF([.C17] &lt; 0 ; &quot;ND&quot; ;IF([.C17]&lt;0.4;&quot;Gestão Crítica&quot;; IF( [.C17] &lt; 0.6 ;&quot;Gestão em Dificuldade&quot; ; IF( [.C17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25.94% Direitos da Cidadania 1668880.66 / 3434.40 / 1665446.26</text:p>
          </table:table-cell>
          <table:table-cell office:value-type="string" calcext:value-type="string">
            <text:p><text:s/>13.47% Urbanismo 0.00 / 864901.41 / -864901.41</text:p>
          </table:table-cell>
          <table:table-cell office:value-type="string" calcext:value-type="string">
            <text:p><text:s/>11.76% Previdência Social 952749.11 / 197527.51 / 755221.60</text:p>
          </table:table-cell>
          <table:table-cell office:value-type="string" calcext:value-type="string">
            <text:p><text:s/>07.30% Transporte 403899.82 / 872699.30 / -468799.48</text:p>
          </table:table-cell>
          <table:table-cell office:value-type="string" calcext:value-type="string">
            <text:p><text:s/>06.06% Educação 2432858.56 / 2821574.73 / -388716.17</text:p>
          </table:table-cell>
          <table:table-cell office:value-type="string" calcext:value-type="string">
            <text:p><text:s/>05.88% Agricultura 15000.00 / 392622.06 / -377622.06</text:p>
          </table:table-cell>
          <table:table-cell office:value-type="float" office:value="1.68" calcext:value-type="float">
            <text:p>1,68</text:p>
          </table:table-cell>
          <table:table-cell office:value-type="float" office:value="2.14" calcext:value-type="float">
            <text:p>2,14</text:p>
          </table:table-cell>
          <table:table-cell office:value-type="float" office:value="10.17" calcext:value-type="float">
            <text:p>10,17</text:p>
          </table:table-cell>
          <table:table-cell office:value-type="float" office:value="1.4" calcext:value-type="float">
            <text:p>1,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Itapirapuã - GO</text:p>
          </table:table-cell>
          <table:table-cell office:value-type="float" office:value="7017" calcext:value-type="float">
            <text:p>7017</text:p>
          </table:table-cell>
          <table:table-cell office:value-type="float" office:value="0.488805118505914" calcext:value-type="float">
            <text:p>0,49</text:p>
          </table:table-cell>
          <table:table-cell table:formula="of:=IF([.C18] &lt; 0 ; &quot;ND&quot; ;IF([.C18]&lt;0.4;&quot;Gestão Crítica&quot;; IF( [.C18] &lt; 0.6 ;&quot;Gestão em Dificuldade&quot; ; IF( [.C18]&lt;0.8;&quot;Gestão Boa&quot;;&quot;Gestão de Excelência&quot;))))" office:value-type="string" office:string-value="Gestão em Dificuldade" calcext:value-type="string">
            <text:p>Gestão em Dificuldade</text:p>
          </table:table-cell>
          <table:table-cell office:value-type="string" calcext:value-type="string">
            <text:p><text:s/>79.40% Saneamento 21506365.42 / 220617.88 / 21285747.54</text:p>
          </table:table-cell>
          <table:table-cell office:value-type="string" calcext:value-type="string">
            <text:p><text:s/>03.96% Saúde 5197435.05 / 4136845.68 / 1060589.37</text:p>
          </table:table-cell>
          <table:table-cell office:value-type="string" calcext:value-type="string">
            <text:p><text:s/>03.64% Urbanismo 2022017.97 / 1046272.22 / 975745.75</text:p>
          </table:table-cell>
          <table:table-cell office:value-type="string" calcext:value-type="string">
            <text:p><text:s/>01.95% Educação 4526481.24 / 5050323.92 / -523842.68</text:p>
          </table:table-cell>
          <table:table-cell office:value-type="string" calcext:value-type="string">
            <text:p><text:s/>01.53% Administração 2293132.39 / 2702164.80 / -409032.41</text:p>
          </table:table-cell>
          <table:table-cell office:value-type="string" calcext:value-type="string">
            <text:p><text:s/>01.36% Assistência Social 962195.85 / 598388.85 / 363807.00</text:p>
          </table:table-cell>
          <table:table-cell office:value-type="float" office:value="6" calcext:value-type="float">
            <text:p>6</text:p>
          </table:table-cell>
          <table:table-cell office:value-type="float" office:value="6.88" calcext:value-type="float">
            <text:p>6,88</text:p>
          </table:table-cell>
          <table:table-cell office:value-type="float" office:value="7.1" calcext:value-type="float">
            <text:p>7,1</text:p>
          </table:table-cell>
          <table:table-cell office:value-type="float" office:value="1.27" calcext:value-type="float">
            <text:p>1,27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<text:s/>Arraial do Cabo - RJ</text:p>
          </table:table-cell>
          <table:table-cell office:value-type="float" office:value="28866" calcext:value-type="float">
            <text:p>28866</text:p>
          </table:table-cell>
          <table:table-cell office:value-type="float" office:value="-1" calcext:value-type="float">
            <text:p>-1,00</text:p>
          </table:table-cell>
          <table:table-cell table:formula="of:=IF([.C19] &lt; 0 ; &quot;ND&quot; ;IF([.C19]&lt;0.4;&quot;Gestão Crítica&quot;; IF( [.C19] &lt; 0.6 ;&quot;Gestão em Dificuldade&quot; ; IF( [.C19]&lt;0.8;&quot;Gestão Boa&quot;;&quot;Gestão de Excelência&quot;))))" office:value-type="string" office:string-value="ND" calcext:value-type="string">
            <text:p>ND</text:p>
          </table:table-cell>
          <table:table-cell office:value-type="string" calcext:value-type="string">
            <text:p><text:s/>28.96% Administração 33085105.22 / 8747626.51 / 24337478.71</text:p>
          </table:table-cell>
          <table:table-cell office:value-type="string" calcext:value-type="string">
            <text:p><text:s/>20.37% Saúde 29750161.85 / 12629204.12 / 17120957.73</text:p>
          </table:table-cell>
          <table:table-cell office:value-type="string" calcext:value-type="string">
            <text:p><text:s/>17.52% Direitos da Cidadania 14749902.56 / 22167.07 / 14727735.49</text:p>
          </table:table-cell>
          <table:table-cell office:value-type="string" calcext:value-type="string">
            <text:p><text:s/>08.69% Urbanismo 12398593.86 / 5099704.72 / 7298889.14</text:p>
          </table:table-cell>
          <table:table-cell office:value-type="string" calcext:value-type="string">
            <text:p><text:s/>06.28% Educação 27870850.21 / 22591554.25 / 5279295.96</text:p>
          </table:table-cell>
          <table:table-cell office:value-type="string" calcext:value-type="string">
            <text:p><text:s/>04.17% Previdência Social 4923271.98 / 1421793.76 / 3501478.22</text:p>
          </table:table-cell>
          <table:table-cell office:value-type="float" office:value="1.52" calcext:value-type="float">
            <text:p>1,52</text:p>
          </table:table-cell>
          <table:table-cell office:value-type="float" office:value="1.58" calcext:value-type="float">
            <text:p>1,58</text:p>
          </table:table-cell>
          <table:table-cell office:value-type="float" office:value="10.26" calcext:value-type="float">
            <text:p>10,26</text:p>
          </table:table-cell>
          <table:table-cell office:value-type="float" office:value="1.29" calcext:value-type="float">
            <text:p>1,29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2014_LOF_ALL_RANKED.A1:2014_LOF_ALL_RANKED.P19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20:14:22.7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20:16:02.897000000</dc:date>
    <meta:editing-duration>PT1M45S</meta:editing-duration>
    <meta:editing-cycles>3</meta:editing-cycles>
    <meta:generator>LibreOffice/5.3.1.2$Windows_x86 LibreOffice_project/e80a0e0fd1875e1696614d24c32df0f95f03deb2</meta:generator>
    <meta:document-statistic meta:table-count="1" meta:cell-count="304" meta:object-count="0"/>
  </office:meta>
</office:document-meta>
</file>